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693cm"/>
      <style:paragraph-properties style:writing-mode="lr-tb"/>
    </style:style>
    <style:style style:name="gr3" style:family="graphic" style:parent-style-name="standard">
      <style:graphic-properties draw:stroke="none" draw:fill="none" fo:min-height="8.758cm"/>
      <style:paragraph-properties style:writing-mode="lr-tb"/>
    </style:style>
    <style:style style:name="gr4" style:family="graphic" style:parent-style-name="standard">
      <style:graphic-properties draw:stroke="none" draw:fill="none" fo:min-height="8.569cm"/>
      <style:paragraph-properties style:writing-mode="lr-tb"/>
    </style:style>
    <style:style style:name="gr5" style:family="graphic" style:parent-style-name="standard">
      <style:graphic-properties draw:stroke="none" draw:fill="none" fo:min-height="8.465cm"/>
      <style:paragraph-properties style:writing-mode="lr-tb"/>
    </style:style>
    <style:style style:name="gr6" style:family="graphic" style:parent-style-name="standard">
      <style:graphic-properties draw:stroke="none" draw:fill="none" fo:min-height="6.76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Operator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ithmetic Operator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8.8cm" svg:height="9.943cm" svg:x="4cm" svg:y="3.257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x, y = 35, 7</text:p>
            <text:p text:style-name="P2"><text:s text:c="8"/>fmt.Printf("x + y = %d\n", x+y)</text:p>
            <text:p text:style-name="P2"><text:s text:c="8"/>fmt.Printf("x - y = %d\n", x-y)</text:p>
            <text:p text:style-name="P2"><text:s text:c="8"/>fmt.Printf("x * y = %d\n", x*y)</text:p>
            <text:p text:style-name="P2"><text:s text:c="8"/>fmt.Printf("x / y = %d\n", x/y)</text:p>
            <text:p text:style-name="P2"><text:s text:c="8"/>fmt.Printf("x mod y = %d\n", x%y)</text:p>
            <text:p text:style-name="P2"><text:s text:c="8"/>x++</text:p>
            <text:p text:style-name="P2"><text:s text:c="8"/>fmt.Printf("x++ = %d\n", x)</text:p>
            <text:p text:style-name="P2"><text:s text:c="8"/>y--</text:p>
            <text:p text:style-name="P2"><text:s text:c="8"/>fmt.Printf("y-- = %d\n", y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gnment Operato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2.8cm" svg:height="9.008cm" svg:x="3cm" svg:y="3.402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x, y = 15, 25</text:p>
            <text:p text:style-name="P2"><text:s text:c="8"/>x = y</text:p>
            <text:p text:style-name="P2"><text:s text:c="8"/>fmt.Println("= ", x)</text:p>
            <text:p text:style-name="P2"><text:s text:c="8"/>x = 15</text:p>
            <text:p text:style-name="P2"><text:s text:c="8"/>x += y</text:p>
            <text:p text:style-name="P2"><text:s text:c="8"/>fmt.Println("+=", x)</text:p>
            <text:p text:style-name="P2"><text:s text:c="8"/>x = 50</text:p>
            <text:p text:style-name="P2"><text:s text:c="8"/>x -= y</text:p>
            <text:p text:style-name="P2"><text:s text:c="8"/>fmt.Println("-=", x)</text:p>
            <text:p text:style-name="P2"><text:s text:c="8"/>x = 2</text:p>
            <text:p text:style-name="P2"><text:s text:c="8"/>x *= y</text:p>
            <text:p text:style-name="P2"><text:s text:c="8"/>fmt.Println("*=", x)</text:p>
            <text:p text:style-name="P2"><text:s text:c="8"/>x = 100</text:p>
            <text:p text:style-name="P2"><text:s text:c="8"/>x /= y</text:p>
            <text:p text:style-name="P2"><text:s text:c="8"/>fmt.Println("/=", x)</text:p>
            <text:p text:style-name="P2"><text:s text:c="8"/>x = 40</text:p>
            <text:p text:style-name="P2"><text:s text:c="8"/>x %= y</text:p>
            <text:p text:style-name="P2"><text:s text:c="8"/>fmt.Println("%=", x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arison Operato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21.4cm" svg:height="8.819cm" svg:x="1.8cm" svg:y="4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x, y = 15, 25</text:p>
            <text:p text:style-name="P2"><text:s text:c="8"/>fmt.Println(x == y)</text:p>
            <text:p text:style-name="P2"><text:s text:c="8"/>fmt.Println(x != y)</text:p>
            <text:p text:style-name="P2"><text:s text:c="8"/>fmt.Println(x &lt; y)</text:p>
            <text:p text:style-name="P2"><text:s text:c="8"/>fmt.Println(x &lt;= y)</text:p>
            <text:p text:style-name="P2"><text:s text:c="8"/>fmt.Println(x &gt; y)</text:p>
            <text:p text:style-name="P2"><text:s text:c="8"/>fmt.Println(x &gt;= y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ical Operator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3" draw:layer="layout" svg:width="16.069cm" svg:height="8.715cm" svg:x="2.4cm" svg:y="3.685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x, y, z = 10, 20, 30</text:p>
            <text:p text:style-name="P2"><text:s text:c="8"/>fmt.Println(x &lt; y &amp;&amp; x &gt; z)</text:p>
            <text:p text:style-name="P2"><text:s text:c="8"/>fmt.Println(x &lt; y || x &gt; z)</text:p>
            <text:p text:style-name="P2"><text:s text:c="8"/>fmt.Println(!(x == y &amp;&amp; x &gt; z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twise Operato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16.245cm" svg:height="7.018cm" svg:x="1.8cm" svg:y="4.397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 x uint = 9 <text:s/>//0000 1001</text:p>
            <text:p text:style-name="P2"><text:s text:c="8"/>var y uint = 65 //0100 0001</text:p>
            <text:p text:style-name="P2"><text:s text:c="8"/>var z uint</text:p>
            <text:p text:style-name="P2"><text:s text:c="8"/>z = x &amp; y</text:p>
            <text:p text:style-name="P2"><text:s text:c="8"/>fmt.Println("x &amp; y <text:s/>=", z)</text:p>
            <text:p text:style-name="P2"><text:s text:c="8"/>z = x | y</text:p>
            <text:p text:style-name="P2"><text:s text:c="8"/>fmt.Println("x | y <text:s/>=", z)</text:p>
            <text:p text:style-name="P2"><text:s text:c="8"/>z = x ^ y</text:p>
            <text:p text:style-name="P2"><text:s text:c="8"/>fmt.Println("x ^ y <text:s/>=", z)</text:p>
            <text:p text:style-name="P2"><text:s text:c="8"/>z = x &lt;&lt; 1</text:p>
            <text:p text:style-name="P2"><text:s text:c="8"/>fmt.Println("x &lt;&lt; 1 =", z)</text:p>
            <text:p text:style-name="P2"><text:s text:c="8"/>z = x &gt;&gt; 1</text:p>
            <text:p text:style-name="P2"><text:s text:c="8"/>fmt.Println("x &gt;&gt; 1 =", z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1:49:41.927955026</meta:creation-date>
    <dc:date>2021-02-03T11:53:40.325346876</dc:date>
    <meta:editing-duration>PT13S</meta:editing-duration>
    <meta:editing-cycles>1</meta:editing-cycles>
    <meta:document-statistic meta:object-count="50"/>
    <meta:generator>LibreOffice/6.4.6.2$Linux_X86_64 LibreOffice_project/40$Build-2</meta:generator>
  </office:meta>
</office:document-meta>
</file>